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Droid Sans" svg:font-family="'Droid San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6.5in"/>
    </style:style>
    <style:style style:name="Table1.A1" style:family="table-cell">
      <style:table-cell-properties style:vertical-align="top" fo:background-color="#d9d9d9" fo:padding="0.0694in" fo:border="1pt solid #ffffff">
        <style:background-image/>
      </style:table-cell-properties>
    </style:style>
    <style:style style:name="Table2" style:family="table">
      <style:table-properties style:width="6.6563in" fo:margin-left="0.075in" table:align="left" style:writing-mode="lr-tb"/>
    </style:style>
    <style:style style:name="Table2.A" style:family="table-column">
      <style:table-column-properties style:column-width="3.3958in"/>
    </style:style>
    <style:style style:name="Table2.B" style:family="table-column">
      <style:table-column-properties style:column-width="3.2604in"/>
    </style:style>
    <style:style style:name="Table2.A1" style:family="table-cell">
      <style:table-cell-properties style:vertical-align="top" fo:background-color="#ffffff" fo:padding-left="0.075in" fo:padding-right="0.075in" fo:padding-top="0in" fo:padding-bottom="0in" fo:border="0.75pt solid #dbe5f1">
        <style:background-image/>
      </style:table-cell-properties>
    </style:style>
    <style:style style:name="P1" style:family="paragraph" style:parent-style-name="Standard">
      <style:paragraph-properties fo:margin-top="0in" fo:margin-bottom="0.139in" fo:line-height="115%" fo:break-before="auto" fo:break-after="auto" style:writing-mode="lr-tb">
        <style:tab-stops>
          <style:tab-stop style:position="0.5in"/>
        </style:tab-stops>
      </style:paragraph-properties>
    </style:style>
    <style:style style:name="P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ab-stops>
          <style:tab-stop style:position="0.5in"/>
        </style:tab-stops>
      </style:paragraph-properties>
    </style:style>
    <style:style style:name="P3" style:family="paragraph" style:parent-style-name="Standard">
      <style:paragraph-properties fo:margin-left="0in" fo:margin-right="0in" fo:margin-top="0in" fo:margin-bottom="0.139in" fo:line-height="115%" fo:text-align="justify" style:justify-single-word="false" fo:text-indent="0in" style:auto-text-indent="false" fo:break-before="auto" fo:break-after="auto" style:writing-mode="lr-tb">
        <style:tab-stops>
          <style:tab-stop style:position="0.5in"/>
        </style:tab-stops>
      </style:paragraph-properties>
    </style:style>
    <style:style style:name="P4" style:family="paragraph" style:parent-style-name="Standard">
      <style:paragraph-properties fo:margin-left="0in" fo:margin-right="0in" fo:margin-top="0in" fo:margin-bottom="0.139in" fo:line-height="115%" fo:text-align="start" style:justify-single-word="false" fo:text-indent="0in" style:auto-text-indent="false" fo:break-before="auto" fo:break-after="auto" style:writing-mode="lr-tb">
        <style:tab-stops>
          <style:tab-stop style:position="0.5in"/>
        </style:tab-stops>
      </style:paragraph-properties>
    </style:style>
    <style:style style:name="P5" style:family="paragraph" style:parent-style-name="Standard">
      <style:paragraph-properties fo:margin-left="0in" fo:margin-right="0in" fo:margin-top="0in" fo:margin-bottom="0.139in" fo:line-height="115%" fo:text-align="justify" style:justify-single-word="false" fo:text-indent="0in" style:auto-text-indent="false" fo:break-before="auto" fo:break-after="auto" style:writing-mode="lr-tb">
        <style:tab-stops>
          <style:tab-stop style:position="0.5in"/>
        </style:tab-stops>
      </style:paragraph-properties>
      <style:text-properties fo:color="#00000a" style:text-line-through-style="none" style:font-name="Droid Sans" fo:font-size="14pt" fo:font-style="normal" style:text-underline-style="none" fo:font-weight="bold" style:font-name-asian="Droid Sans" style:font-size-asian="14pt" style:font-style-asian="normal" style:font-weight-asian="bold" style:font-name-complex="Droid Sans" style:font-size-complex="14pt" style:font-style-complex="normal" style:font-weight-complex="bold"/>
    </style:style>
    <style:style style:name="P6" style:family="paragraph" style:parent-style-name="Standard" style:master-page-name="Standard">
      <style:paragraph-properties fo:margin-top="0in" fo:margin-bottom="0.139in" fo:line-height="115%" fo:text-align="center" style:justify-single-word="false" style:page-number="auto" fo:break-before="auto" fo:break-after="auto" style:writing-mode="lr-tb">
        <style:tab-stops>
          <style:tab-stop style:position="0.5in"/>
        </style:tab-stops>
      </style:paragraph-properties>
      <style:text-properties fo:color="#00000a" style:font-name="Droid Sans" fo:font-size="14pt" fo:font-weight="bold" style:font-name-asian="Droid Sans" style:font-size-asian="14pt" style:font-weight-asian="bold" style:font-name-complex="Droid Sans" style:font-size-complex="14pt" style:font-weight-complex="bold"/>
    </style:style>
    <style:style style:name="P7" style:family="paragraph" style:parent-style-name="Standard" style:list-style-name="L3">
      <style:paragraph-properties fo:margin-top="0in" fo:margin-bottom="0.139in" fo:line-height="115%" fo:text-align="start" style:justify-single-word="false" style:writing-mode="lr-tb">
        <style:tab-stops>
          <style:tab-stop style:position="0.5in"/>
        </style:tab-stops>
      </style:paragraph-properties>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8"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0"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1"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12"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13"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14"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15"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a" style:text-line-through-style="none" style:font-name="Droid Sans" fo:font-size="11pt" fo:font-style="italic" style:text-underline-style="none" fo:font-weight="normal" style:font-name-asian="Droid Sans" style:font-size-asian="11pt" style:font-style-asian="italic" style:font-weight-asian="normal" style:font-name-complex="Droid Sans" style:font-size-complex="11pt" style:font-style-complex="italic" style:font-weight-complex="normal"/>
    </style:style>
    <style:style style:name="P16" style:family="paragraph" style:parent-style-name="Standard" style:list-style-name="LS2">
      <style:paragraph-properties fo:margin-left="0in" fo:margin-right="0in" fo:margin-top="0in" fo:margin-bottom="0in" fo:line-height="115%" fo:text-align="start" style:justify-single-word="false" fo:text-indent="0in" style:auto-text-indent="false" style:writing-mode="lr-tb"/>
    </style:style>
    <style:style style:name="P17" style:family="paragraph" style:parent-style-name="Standard" style:list-style-name="LS1">
      <style:paragraph-properties fo:margin-left="0in" fo:margin-right="0in" fo:margin-top="0in" fo:margin-bottom="0in" fo:line-height="115%" fo:text-align="start" style:justify-single-word="false" fo:text-indent="0in" style:auto-text-indent="false"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18" style:family="paragraph" style:parent-style-name="Standard" style:list-style-name="LS4">
      <style:paragraph-properties fo:margin-left="0in" fo:margin-right="0in" fo:margin-top="0in" fo:margin-bottom="0in" fo:line-height="115%" fo:text-align="start" style:justify-single-word="false" fo:text-indent="0in" style:auto-text-indent="false"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19" style:family="paragraph" style:parent-style-name="Standard" style:list-style-name="LS6">
      <style:paragraph-properties fo:margin-left="0in" fo:margin-right="0in" fo:margin-top="0in" fo:margin-bottom="0in" fo:line-height="115%" fo:text-align="start" style:justify-single-word="false" fo:text-indent="0in" style:auto-text-indent="false"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20"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text-properties fo:color="#00000a" style:text-line-through-style="none" style:font-name="Droid Sans" fo:font-size="11pt" fo:font-style="italic" style:text-underline-style="none" fo:font-weight="normal" style:font-name-asian="Droid Sans" style:font-size-asian="11pt" style:font-style-asian="italic" style:font-weight-asian="normal" style:font-name-complex="Droid Sans" style:font-size-complex="11pt" style:font-style-complex="italic" style:font-weight-complex="normal"/>
    </style:style>
    <style:style style:name="P21" style:family="paragraph" style:parent-style-name="Standard" style:list-style-name="L2">
      <style:paragraph-properties fo:margin-top="0in" fo:margin-bottom="0in" fo:line-height="115%" fo:text-align="start" style:justify-single-word="false" style:writing-mode="lr-tb"/>
    </style:style>
    <style:style style:name="P22" style:family="paragraph" style:parent-style-name="Standard" style:list-style-name="L1">
      <style:paragraph-properties fo:margin-top="0in" fo:margin-bottom="0in" fo:line-height="115%" fo:text-align="start" style:justify-single-word="false"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23" style:family="paragraph" style:parent-style-name="Standard" style:list-style-name="L2">
      <style:paragraph-properties fo:margin-top="0in" fo:margin-bottom="0in" fo:line-height="115%" fo:text-align="start" style:justify-single-word="false" style:writing-mode="lr-tb"/>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P24" style:family="paragraph" style:parent-style-name="Standard" style:list-style-name="L1">
      <style:paragraph-properties fo:margin-top="0in" fo:margin-bottom="0in" fo:line-height="115%" fo:text-align="start" style:justify-single-word="false" style:writing-mode="lr-tb"/>
      <style:text-properties fo:color="#00000a" style:text-line-through-style="none" style:font-name="Droid Sans" fo:font-size="11pt" fo:font-style="italic" style:text-underline-style="none" fo:font-weight="normal" fo:background-color="#ffff00" style:font-name-asian="Droid Sans" style:font-size-asian="11pt" style:font-style-asian="italic" style:font-weight-asian="normal" style:font-name-complex="Droid Sans" style:font-size-complex="11pt" style:font-style-complex="italic" style:font-weight-complex="normal"/>
    </style:style>
    <style:style style:name="P25" style:family="paragraph" style:parent-style-name="Standard" style:list-style-name="L2">
      <style:paragraph-properties fo:margin-top="0in" fo:margin-bottom="0in" fo:line-height="115%" fo:text-align="start" style:justify-single-word="false" style:writing-mode="lr-tb"/>
      <style:text-properties fo:font-style="italic" style:font-style-asian="italic" style:font-style-complex="italic"/>
    </style:style>
    <style:style style:name="T1" style:family="text">
      <style:text-properties fo:color="#00000a" style:font-name="Droid Sans" style:font-name-asian="Droid Sans" style:font-name-complex="Droid Sans"/>
    </style:style>
    <style:style style:name="T2" style:family="text">
      <style:text-properties fo:color="#00000a" style:font-name="Droid Sans" fo:font-size="11pt" style:font-name-asian="Droid Sans" style:font-size-asian="11pt" style:font-name-complex="Droid Sans" style:font-size-complex="11pt"/>
    </style:style>
    <style:style style:name="T3" style:family="text">
      <style:text-properties fo:color="#00000a" style:font-name="Calibri" style:font-name-asian="Calibri" style:font-name-complex="Calibri"/>
    </style:style>
    <style:style style:name="T4" style:family="text">
      <style:text-properties fo:color="#00000a" style:text-line-through-style="none" style:font-name="Droid Sans" fo:font-size="11pt" fo:font-style="normal" style:text-underline-style="none" fo:font-weight="bold" style:font-name-asian="Droid Sans" style:font-size-asian="11pt" style:font-style-asian="normal" style:font-weight-asian="bold" style:font-name-complex="Droid Sans" style:font-size-complex="11pt" style:font-style-complex="normal" style:font-weight-complex="bold"/>
    </style:style>
    <style:style style:name="T5" style:family="text">
      <style:text-properties fo:color="#00000a" style:text-line-through-style="none" style:font-name="Droid Sans" fo:font-size="11pt" fo:font-style="normal" style:text-underline-style="none" fo:font-weight="normal" style:font-name-asian="Droid Sans" style:font-size-asian="11pt" style:font-style-asian="normal" style:font-weight-asian="normal" style:font-name-complex="Droid Sans" style:font-size-complex="11pt" style:font-style-complex="normal" style:font-weight-complex="normal"/>
    </style:style>
    <style:style style:name="T6" style:family="text">
      <style:text-properties fo:color="#00000a" style:text-line-through-style="none" style:font-name="Droid Sans" fo:font-size="11pt" fo:font-style="italic" style:text-underline-style="none" fo:font-weight="normal" style:font-name-asian="Droid Sans" style:font-size-asian="11pt" style:font-style-asian="italic" style:font-weight-asian="normal" style:font-name-complex="Droid Sans" style:font-size-complex="11pt" style:font-style-complex="italic" style:font-weight-complex="normal"/>
    </style:style>
    <style:style style:name="T7" style:family="text">
      <style:text-properties fo:color="#00000a" style:text-line-through-style="none" style:font-name="Droid Sans" fo:font-size="11pt" style:text-underline-style="none" fo:font-weight="normal" style:font-name-asian="Droid Sans" style:font-size-asian="11pt" style:font-weight-asian="normal" style:font-name-complex="Droid Sans" style:font-size-complex="11pt" style:font-weight-complex="normal"/>
    </style:style>
    <style:style style:name="T8" style:family="text">
      <style:text-properties fo:color="#00000a" style:text-line-through-style="none" style:font-name="Droid Sans" fo:font-size="11pt" style:text-underline-style="none" fo:font-weight="normal" fo:background-color="#ffff00" style:font-name-asian="Droid Sans" style:font-size-asian="11pt" style:font-weight-asian="normal" style:font-name-complex="Droid Sans" style:font-size-complex="11pt" style:font-weight-complex="normal"/>
    </style:style>
    <style:style style:name="T9" style:family="text">
      <style:text-properties fo:color="#00000a" style:text-line-through-style="none" style:font-name="Droid Sans" fo:font-size="14pt" fo:font-style="normal" style:text-underline-style="none" fo:font-weight="bold" style:font-name-asian="Droid Sans" style:font-size-asian="14pt" style:font-style-asian="normal" style:font-weight-asian="bold" style:font-name-complex="Droid Sans" style:font-size-complex="14pt" style:font-style-complex="normal" style:font-weight-complex="bold"/>
    </style:style>
    <style:style style:name="T10"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ario de Doble Entrada #2</text:p>
      <text:p text:style-name="P1"><text:span text:style-name="T1">Ética</text:span><text:span text:style-name="T2"> </text:span><text:span text:style-name="T2">y</text:span><text:span text:style-name="T2"> </text:span><text:span text:style-name="T2">Profesionalismo</text:span><text:span text:style-name="T3">, </text:span><text:span text:style-name="T2">Leo</text:span><text:span text:style-name="T2"> </text:span><text:span text:style-name="T2">Picado</text:span><text:span text:style-name="T2"> </text:span><text:span text:style-name="T2">Ortega</text:span></text:p>
      <table:table table:name="Table1" table:style-name="Table1">
        <table:table-column table:style-name="Table1.A"/>
        <table:table-row>
          <table:table-cell table:style-name="Table1.A1" office:value-type="string">
            <text:p text:style-name="P2"><text:span text:style-name="T4">Using the New ACM CODE OF ETHICS IN Decision Making<text:line-break/></text:span><text:span text:style-name="T5">- Ronald E. Anderson, Deborah G. Johnson, Donald Gotterbarn y Judith Perrolle</text:span></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3"><text:span text:style-name="T9">Resumen</text:span><text:span text:style-name="T9">:</text:span></text:p>
            <text:list xml:id="list208924361" text:style-name="LS1">
              <text:list-item>
                <text:p text:style-name="P11">En la introduccion del texto, los autores hablan del cambio en el paradigma que pasa de buscar el cumplimiento estricto del codigo, hacia una explicacion clara del mismo.<text:line-break/></text:p>
              </text:list-item>
              <text:list-item>
                <text:p text:style-name="P11">Se describen nueve casos donde se pone en evidencia la trasgresion o posible trasgresion a los lineamientos del codigo, los temas abordados son:</text:p>
              </text:list-item>
            </text:list>
            <text:list xml:id="list2089243611" text:style-name="L1">
              <text:list-item>
                <text:p text:style-name="P22">Propiedad Intelectual</text:p>
              </text:list-item>
              <text:list-item>
                <text:p text:style-name="P22">Privacidad</text:p>
              </text:list-item>
              <text:list-item>
                <text:p text:style-name="P22">Confidencialidad</text:p>
              </text:list-item>
              <text:list-item>
                <text:p text:style-name="P22">Calidad en el trabajo</text:p>
              </text:list-item>
              <text:list-item>
                <text:p text:style-name="P22">Justicia y discriminacion</text:p>
              </text:list-item>
              <text:list-item>
                <text:p text:style-name="P24">Liability for Unreliability</text:p>
              </text:list-item>
              <text:list-item>
                <text:p text:style-name="P22">Riesgos del Software</text:p>
              </text:list-item>
              <text:list-item>
                <text:p text:style-name="P22">Conflictos de Interes</text:p>
              </text:list-item>
              <text:list-item>
                <text:p text:style-name="P22">Acceso no autorizado<text:line-break/></text:p>
              </text:list-item>
            </text:list>
            <text:list xml:id="list721218073" text:continue-list="list208924361" text:style-name="LS1">
              <text:list-item>
                <text:p text:style-name="P17">Se habla detalladamente de cada uno de los veinticuatro principios que rigen el Codigo de Etica y Conducta Profesional, que se dividen en:</text:p>
              </text:list-item>
            </text:list>
            <text:list xml:id="list6360255281" text:style-name="L2">
              <text:list-item>
                <text:p text:style-name="P23">Normas Morales: habla de reglas que en general deberian aplicarse en todos los aspectos de nuestra vida diaria, contribuir a la sociedad, evitar el danyo a terceros, ser honesto, justo y honrar el trabajo de los demas, son reglas basicas en la interaccion humana</text:p>
              </text:list-item>
              <text:list-item>
                <text:p text:style-name="P21"><text:span text:style-name="T5">Responsabilidades en el Trabajo: <text:s/>corresponde a la adherencia a los </text:span><text:soft-page-break/><text:span text:style-name="T5">principios anteriores en el trabajo, cumplir con contratos y acuerdos, </text:span><text:span text:style-name="T5">esforzarse para alcanzar la maxima calidad posible, entre otros</text:span></text:p>
              </text:list-item>
              <text:list-item>
                <text:p text:style-name="P25"><text:span text:style-name="T8">Organizational Leadership Imperatives:</text:span><text:span text:style-name="T7"> </text:span><text:span text:style-name="T5">las empresas, como miembros de la sociedad, tambien deben de apegarse al codigo de etica y asegurarse que sus miembros esten informados sobre el mismo.</text:span></text:p>
              </text:list-item>
              <text:list-item>
                <text:p text:style-name="P23">Cumplimiento del codigo: habla promover y cumplir con los principios del codigo y considerar faltas al mismo como razones suficientes para terminar la membresia con la ACM.</text:p>
              </text:list-item>
            </text:list>
          </table:table-cell>
          <table:table-cell table:style-name="Table2.A1" office:value-type="string">
            <text:p text:style-name="P4"><text:span text:style-name="T9">Opiniones</text:span><text:span text:style-name="T9"> </text:span><text:span text:style-name="T9">y</text:span><text:span text:style-name="T9"> </text:span><text:span text:style-name="T9">Reacciones</text:span><text:span text:style-name="T9">:</text:span></text:p>
            <text:list xml:id="list636025528" text:style-name="LS2">
              <text:list-item>
                <text:p text:style-name="P12">Los autores dejan clara la realidad de nuestra sociedad, es infantil pretender que un ente va a estar encima de todos los profesionales asegurandose que cumplan a cabalidad un Codigo, al final, cada quien cumple lo que su juicio le dicta, por lo que la educacion es un mejor camino que el castigo.<text:line-break/></text:p>
              </text:list-item>
              <text:list-item>
                <text:p text:style-name="P12">Interesantes los casos que se presentan, en algunos las trasgresiones son facil de identificar en otros no tanto, muy interesante el numero tres, donde Max sin querer rompe el codigo en las clausulas de privacidad y confidencialidad. El caso numero cuatro se ve violentado casi a diario con todos los sistemas gubernamentales en nuestro pais, una lastima.<text:line-break/></text:p>
              </text:list-item>
              <text:list-item>
                <text:p text:style-name="P16"><text:span text:style-name="T5">La primera seccion es la base de todo el codigo, es una lastima ver como dia a dia en todas las empresas se quebrantan tan basicos principios tan solo por </text:span><text:span text:style-name="T6">salir a las cinco en punto. </text:span><text:span text:style-name="T5">La segunda seccion es la parte donde mas frecuentemente aflora la creativdad de la gente mediocre, buscar el hueco en la ley o el contrato con tal de no hacer bien las cosas es pan de cada dia. La tercera seccion es dificil de ver en accion, rara vez las </text:span><text:soft-page-break/><text:span text:style-name="T5">empresas costarricenses hacen esfuerzos por destacarse por su </text:span><text:span text:style-name="T5">buena conducta y seguimiento de la ley, especialmente cuando se trata de licensias de software. Es un poco feo decirlo pero en los ultimos seis anyos, donde he tenido un roce diario con profesionales estadounidenses, nunca he conocido a nadie que sea miembro del ACM o que se interese por serlo.</text:span></text:p>
              </text:list-item>
            </text:list>
          </table:table-cell>
        </table:table-row>
        <table:table-row>
          <table:table-cell table:style-name="Table2.A1" office:value-type="string">
            <text:p text:style-name="P3"><text:span text:style-name="T9">Citas</text:span><text:span text:style-name="T9"> </text:span><text:span text:style-name="T9">Textuales</text:span><text:span text:style-name="T9">:</text:span></text:p>
            <text:list xml:id="list461219022" text:style-name="LS3">
              <text:list-item>
                <text:p text:style-name="P8"><text:span text:style-name="T6">“...ACM and many other societies have had difficulties implementing an ethics review system and came to realize that self-regulation depends mostly on the consensus and commitment of its members to ethical behavior...”<text:line-break/></text:span></text:p>
              </text:list-item>
              <text:list-item>
                <text:p text:style-name="P15">“...Recent codes of ethics emphasize socialization or education rather than enforced compliance...”<text:line-break/></text:p>
              </text:list-item>
              <text:list-item>
                <text:p text:style-name="P20">“...The final and most important function of a code of ethics is its role as an aid to individual decision making...”</text:p>
              </text:list-item>
            </text:list>
          </table:table-cell>
          <table:table-cell table:style-name="Table2.A1" office:value-type="string">
            <text:p text:style-name="P4"><text:span text:style-name="T9">Opiniones</text:span><text:span text:style-name="T9"> </text:span><text:span text:style-name="T9">y</text:span><text:span text:style-name="T9"> </text:span><text:span text:style-name="T9">Reacciones</text:span><text:span text:style-name="T9">:</text:span></text:p>
            <text:list xml:id="list495159977" text:style-name="LS4">
              <text:list-item>
                <text:p text:style-name="P9"><text:span text:style-name="T5">La unica persona responsible sobre las acciones de un individuo es el mismo, no es un </text:span><text:span text:style-name="T6">consejo tribal</text:span><text:span text:style-name="T5"> o un comite, sino lo es, el individuo.<text:line-break/></text:span></text:p>
              </text:list-item>
              <text:list-item>
                <text:p text:style-name="P13">Educar, antes de castigar.<text:line-break/></text:p>
              </text:list-item>
              <text:list-item>
                <text:p text:style-name="P18">Cualquier codigo de etica, guia de comportamiento, entrenamiento profesional ultimadamente llega a convertirse en eso, una ayuda para tomar decisiones, no un recetario a seguir, todas las situaciones son distintas, pero entre mas informacion tengamos para tomar una decision, mejor.</text:p>
              </text:list-item>
            </text:list>
          </table:table-cell>
        </table:table-row>
        <table:table-row>
          <table:table-cell table:style-name="Table2.A1" office:value-type="string">
            <text:p text:style-name="P5">Preguntas:</text:p>
            <text:list xml:id="list4612190221" text:style-name="L3">
              <text:list-item>
                <text:p text:style-name="P7">¿Con base en que se creo este codigo? ¿Estamos frente al problema proverbial de, que vino primero, el huevo o la gallina?¿Vino primero el Codigo de Etica o las violaciones?</text:p>
              </text:list-item>
              <text:list-item>
                <text:p text:style-name="P7">¿Que ente cumple una funcion similar <text:soft-page-break/>al ACM en nuestro pais?¿Porque pasan impunes tantas faltas a este codigo?</text:p>
              </text:list-item>
              <text:list-item>
                <text:p text:style-name="P7">¿Porque no se impulsa mas este tipo de comportamiento a los estudiantes de todos los niveles?</text:p>
              </text:list-item>
            </text:list>
          </table:table-cell>
          <table:table-cell table:style-name="Table2.A1" office:value-type="string">
            <text:p text:style-name="P4"><text:span text:style-name="T9">Opiniones</text:span><text:span text:style-name="T9"> </text:span><text:span text:style-name="T9">y</text:span><text:span text:style-name="T9"> </text:span><text:span text:style-name="T9">Reacciones</text:span><text:span text:style-name="T9">:</text:span></text:p>
            <text:list xml:id="list1656550903" text:style-name="LS6">
              <text:list-item>
                <text:p text:style-name="P10"><text:span text:style-name="T5">Muy probablemente las buenas costumbres, el respeto a los demas y la buena fe en los demas fueron desapareciendo y las infracciones motivaron la creacion de este codigo, como es usualmente el caso.<text:line-break/></text:span></text:p>
              </text:list-item>
              <text:list-item>
                <text:p text:style-name="P14"><text:soft-page-break/>El Colegio de Profesionales en Informatica y Computacion es el ente encargado de regir nuestras funciones en el pais, sin embargo sus alcances son mucho menores, en su reglamento solo se hace menciones a faltas dictadas por el Tribunal de Etica, sin embargo no existe un Codigo de Etica como tal.<text:line-break/></text:p>
              </text:list-item>
              <text:list-item>
                <text:p text:style-name="P19">Vivimos en un pais donde muchas cosas pasan por debajo de la mesa y lastimosamente de no ser asi, no pasan, desde el usuario que le da una <text:span text:style-name="T10">mordida </text:span>al trafico, hasta el trafico que la pide (y la acepta), hasta el politico que busca su propio beneficio, el sistema esta envenedado y si bien el cierto el cambio inicia con la educacion, seria mas facil empezar de cero de nuevo.</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Droid Sans" svg:font-family="'Droid San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1">
        <style:list-level-properties text:space-before="0.75in"/>
      </text:list-level-style-number>
      <text:list-level-style-number text:level="3" text:style-name="List1Level2" style:num-suffix="." style:num-format="1">
        <style:list-level-properties text:min-label-width="1in" fo:text-align="end"/>
      </text:list-level-style-number>
      <text:list-level-style-number text:level="4" text:style-name="List1Level3" style:num-suffix="." style:num-format="1">
        <style:list-level-properties text:space-before="1.75in"/>
      </text:list-level-style-number>
      <text:list-level-style-number text:level="5" text:style-name="List1Level4" style:num-suffix="." style:num-format="1">
        <style:list-level-properties text:space-before="2.25in"/>
      </text:list-level-style-number>
      <text:list-level-style-number text:level="6" text:style-name="List1Level5" style:num-suffix="." style:num-format="1">
        <style:list-level-properties text:min-label-width="1.75in" fo:text-align="end"/>
      </text:list-level-style-number>
      <text:list-level-style-number text:level="7" text:style-name="List1Level6" style:num-suffix="." style:num-format="1">
        <style:list-level-properties text:space-before="3.25in"/>
      </text:list-level-style-number>
      <text:list-level-style-number text:level="8" text:style-name="List1Level7" style:num-suffix="." style:num-format="1">
        <style:list-level-properties text:space-before="3.75in"/>
      </text:list-level-style-number>
      <text:list-level-style-number text:level="9" text:style-name="List1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1">
        <style:list-level-properties text:space-before="0.75in"/>
      </text:list-level-style-number>
      <text:list-level-style-number text:level="3" text:style-name="List2Level2" style:num-suffix="." style:num-format="1">
        <style:list-level-properties text:min-label-width="1in" fo:text-align="end"/>
      </text:list-level-style-number>
      <text:list-level-style-number text:level="4" text:style-name="List2Level3" style:num-suffix="." style:num-format="1">
        <style:list-level-properties text:space-before="1.75in"/>
      </text:list-level-style-number>
      <text:list-level-style-number text:level="5" text:style-name="List2Level4" style:num-suffix="." style:num-format="1">
        <style:list-level-properties text:space-before="2.25in"/>
      </text:list-level-style-number>
      <text:list-level-style-number text:level="6" text:style-name="List2Level5" style:num-suffix="." style:num-format="1">
        <style:list-level-properties text:min-label-width="1.75in" fo:text-align="end"/>
      </text:list-level-style-number>
      <text:list-level-style-number text:level="7" text:style-name="List2Level6" style:num-suffix="." style:num-format="1">
        <style:list-level-properties text:space-before="3.25in"/>
      </text:list-level-style-number>
      <text:list-level-style-number text:level="8" text:style-name="List2Level7" style:num-suffix="." style:num-format="1">
        <style:list-level-properties text:space-before="3.75in"/>
      </text:list-level-style-number>
      <text:list-level-style-number text:level="9" text:style-name="List2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1">
        <style:list-level-properties text:space-before="0.75in"/>
      </text:list-level-style-number>
      <text:list-level-style-number text:level="3" text:style-name="List3Level2" style:num-suffix="." style:num-format="1">
        <style:list-level-properties text:min-label-width="1in" fo:text-align="end"/>
      </text:list-level-style-number>
      <text:list-level-style-number text:level="4" text:style-name="List3Level3" style:num-suffix="." style:num-format="1">
        <style:list-level-properties text:space-before="1.75in"/>
      </text:list-level-style-number>
      <text:list-level-style-number text:level="5" text:style-name="List3Level4" style:num-suffix="." style:num-format="1">
        <style:list-level-properties text:space-before="2.25in"/>
      </text:list-level-style-number>
      <text:list-level-style-number text:level="6" text:style-name="List3Level5" style:num-suffix="." style:num-format="1">
        <style:list-level-properties text:min-label-width="1.75in" fo:text-align="end"/>
      </text:list-level-style-number>
      <text:list-level-style-number text:level="7" text:style-name="List3Level6" style:num-suffix="." style:num-format="1">
        <style:list-level-properties text:space-before="3.25in"/>
      </text:list-level-style-number>
      <text:list-level-style-number text:level="8" text:style-name="List3Level7" style:num-suffix="." style:num-format="1">
        <style:list-level-properties text:space-before="3.75in"/>
      </text:list-level-style-number>
      <text:list-level-style-number text:level="9" text:style-name="List3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1">
        <style:list-level-properties text:space-before="0.75in"/>
      </text:list-level-style-number>
      <text:list-level-style-number text:level="3" text:style-name="List4Level2" style:num-suffix="." style:num-format="1">
        <style:list-level-properties text:min-label-width="1in" fo:text-align="end"/>
      </text:list-level-style-number>
      <text:list-level-style-number text:level="4" text:style-name="List4Level3" style:num-suffix="." style:num-format="1">
        <style:list-level-properties text:space-before="1.75in"/>
      </text:list-level-style-number>
      <text:list-level-style-number text:level="5" text:style-name="List4Level4" style:num-suffix="." style:num-format="1">
        <style:list-level-properties text:space-before="2.25in"/>
      </text:list-level-style-number>
      <text:list-level-style-number text:level="6" text:style-name="List4Level5" style:num-suffix="." style:num-format="1">
        <style:list-level-properties text:min-label-width="1.75in" fo:text-align="end"/>
      </text:list-level-style-number>
      <text:list-level-style-number text:level="7" text:style-name="List4Level6" style:num-suffix="." style:num-format="1">
        <style:list-level-properties text:space-before="3.25in"/>
      </text:list-level-style-number>
      <text:list-level-style-number text:level="8" text:style-name="List4Level7" style:num-suffix="." style:num-format="1">
        <style:list-level-properties text:space-before="3.75in"/>
      </text:list-level-style-number>
      <text:list-level-style-number text:level="9" text:style-name="List4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1">
        <style:list-level-properties text:space-before="0.75in"/>
      </text:list-level-style-number>
      <text:list-level-style-number text:level="3" text:style-name="List5Level2" style:num-suffix="." style:num-format="1">
        <style:list-level-properties text:min-label-width="1in" fo:text-align="end"/>
      </text:list-level-style-number>
      <text:list-level-style-number text:level="4" text:style-name="List5Level3" style:num-suffix="." style:num-format="1">
        <style:list-level-properties text:space-before="1.75in"/>
      </text:list-level-style-number>
      <text:list-level-style-number text:level="5" text:style-name="List5Level4" style:num-suffix="." style:num-format="1">
        <style:list-level-properties text:space-before="2.25in"/>
      </text:list-level-style-number>
      <text:list-level-style-number text:level="6" text:style-name="List5Level5" style:num-suffix="." style:num-format="1">
        <style:list-level-properties text:min-label-width="1.75in" fo:text-align="end"/>
      </text:list-level-style-number>
      <text:list-level-style-number text:level="7" text:style-name="List5Level6" style:num-suffix="." style:num-format="1">
        <style:list-level-properties text:space-before="3.25in"/>
      </text:list-level-style-number>
      <text:list-level-style-number text:level="8" text:style-name="List5Level7" style:num-suffix="." style:num-format="1">
        <style:list-level-properties text:space-before="3.75in"/>
      </text:list-level-style-number>
      <text:list-level-style-number text:level="9" text:style-name="List5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1">
        <style:list-level-properties text:space-before="0.75in"/>
      </text:list-level-style-number>
      <text:list-level-style-number text:level="3" text:style-name="List6Level2" style:num-suffix="." style:num-format="1">
        <style:list-level-properties text:min-label-width="1in" fo:text-align="end"/>
      </text:list-level-style-number>
      <text:list-level-style-number text:level="4" text:style-name="List6Level3" style:num-suffix="." style:num-format="1">
        <style:list-level-properties text:space-before="1.75in"/>
      </text:list-level-style-number>
      <text:list-level-style-number text:level="5" text:style-name="List6Level4" style:num-suffix="." style:num-format="1">
        <style:list-level-properties text:space-before="2.25in"/>
      </text:list-level-style-number>
      <text:list-level-style-number text:level="6" text:style-name="List6Level5" style:num-suffix="." style:num-format="1">
        <style:list-level-properties text:min-label-width="1.75in" fo:text-align="end"/>
      </text:list-level-style-number>
      <text:list-level-style-number text:level="7" text:style-name="List6Level6" style:num-suffix="." style:num-format="1">
        <style:list-level-properties text:space-before="3.25in"/>
      </text:list-level-style-number>
      <text:list-level-style-number text:level="8" text:style-name="List6Level7" style:num-suffix="." style:num-format="1">
        <style:list-level-properties text:space-before="3.75in"/>
      </text:list-level-style-number>
      <text:list-level-style-number text:level="9" text:style-name="List6Level8" style:num-suffix="." style:num-format="1">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Leo Picado</dc:creator>
    <meta:editing-cycles>41</meta:editing-cycles>
    <dc:date>2013-03-29T01:43:09</dc:date>
    <meta:editing-duration>PT1H12M11S</meta:editing-duration>
    <meta:document-statistic meta:table-count="2" meta:image-count="0" meta:object-count="0" meta:page-count="3" meta:paragraph-count="40" meta:word-count="911" meta:character-count="5389" meta:non-whitespace-character-count="4538"/>
  </office:meta>
</office:document-meta>
</file>